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bc4f" officeooo:paragraph-rsid="0006bc4f" style:font-weight-asian="bold" style:font-weight-complex="bold"/>
    </style:style>
    <style:style style:name="P2" style:family="paragraph" style:parent-style-name="Standard">
      <style:paragraph-properties fo:line-height="150%" fo:text-align="justify" style:justify-single-word="false"/>
      <style:text-properties fo:font-weight="bold" officeooo:rsid="0006bc4f" officeooo:paragraph-rsid="0006bc4f" style:font-weight-asian="bold" style:font-weight-complex="bold"/>
    </style:style>
    <style:style style:name="P3" style:family="paragraph" style:parent-style-name="Standard">
      <style:paragraph-properties fo:line-height="150%" fo:text-align="justify" style:justify-single-word="false"/>
      <style:text-properties fo:font-weight="normal" officeooo:rsid="0006bc4f" officeooo:paragraph-rsid="0006bc4f"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06bc4f" officeooo:paragraph-rsid="0006bc4f" fo:background-color="transparent" style:font-weight-asian="normal" style:font-weight-complex="normal"/>
    </style:style>
    <style:style style:name="P5" style:family="paragraph" style:parent-style-name="Standard">
      <style:paragraph-properties fo:line-height="150%" fo:text-align="justify" style:justify-single-word="false"/>
      <style:text-properties officeooo:rsid="000872b8" officeooo:paragraph-rsid="000adab6" fo:background-color="transparent"/>
    </style:style>
    <style:style style:name="P6" style:family="paragraph" style:parent-style-name="Standard">
      <style:paragraph-properties fo:line-height="150%" fo:text-align="justify" style:justify-single-word="false"/>
      <style:text-properties officeooo:rsid="000adab6" officeooo:paragraph-rsid="000adab6" fo:background-color="transparent"/>
    </style:style>
    <style:style style:name="P7" style:family="paragraph" style:parent-style-name="Standard">
      <style:paragraph-properties fo:line-height="150%" fo:text-align="justify" style:justify-single-word="false"/>
      <style:text-properties officeooo:rsid="000adab6" officeooo:paragraph-rsid="000bd9cb" fo:background-color="transparent"/>
    </style:style>
    <style:style style:name="P8" style:family="paragraph" style:parent-style-name="Standard">
      <style:paragraph-properties fo:line-height="150%" fo:text-align="justify" style:justify-single-word="false"/>
      <style:text-properties officeooo:paragraph-rsid="000cfc72"/>
    </style:style>
    <style:style style:name="P9" style:family="paragraph" style:parent-style-name="Standard" style:list-style-name="L1">
      <style:paragraph-properties fo:line-height="150%" fo:text-align="justify" style:justify-single-word="false"/>
      <style:text-properties fo:font-weight="normal" officeooo:rsid="0006bc4f" officeooo:paragraph-rsid="0006bc4f" style:font-weight-asian="normal" style:font-weight-complex="normal"/>
    </style:style>
    <style:style style:name="P10" style:family="paragraph" style:parent-style-name="Standard" style:list-style-name="L2">
      <style:paragraph-properties fo:line-height="150%" fo:text-align="justify" style:justify-single-word="false"/>
      <style:text-properties fo:font-weight="normal" officeooo:rsid="0006bc4f" officeooo:paragraph-rsid="0006bc4f" fo:background-color="#ffff00" style:font-weight-asian="normal" style:font-weight-complex="normal"/>
    </style:style>
    <style:style style:name="P11" style:family="paragraph" style:parent-style-name="Standard" style:list-style-name="L3">
      <style:paragraph-properties fo:line-height="150%" fo:text-align="justify" style:justify-single-word="false"/>
      <style:text-properties fo:font-weight="normal" officeooo:rsid="000872b8" officeooo:paragraph-rsid="000872b8" fo:background-color="#ffff00" style:font-weight-asian="normal" style:font-weight-complex="normal"/>
    </style:style>
    <style:style style:name="P12" style:family="paragraph" style:parent-style-name="Standard" style:list-style-name="L4">
      <style:paragraph-properties fo:line-height="150%" fo:text-align="justify" style:justify-single-word="false"/>
      <style:text-properties fo:font-weight="normal" officeooo:rsid="000adab6" officeooo:paragraph-rsid="000adab6" fo:background-color="#ffff00" style:font-weight-asian="normal" style:font-weight-complex="normal"/>
    </style:style>
    <style:style style:name="P13" style:family="paragraph" style:parent-style-name="Standard" style:list-style-name="L5">
      <style:paragraph-properties fo:line-height="150%" fo:text-align="justify" style:justify-single-word="false"/>
      <style:text-properties officeooo:paragraph-rsid="000bd9cb"/>
    </style:style>
    <style:style style:name="T1" style:family="text">
      <style:text-properties fo:font-weight="normal" style:font-weight-asian="normal" style:font-weight-complex="normal"/>
    </style:style>
    <style:style style:name="T2" style:family="text">
      <style:text-properties fo:font-weight="normal" officeooo:rsid="0006bc4f" style:font-weight-asian="normal" style:font-weight-complex="normal"/>
    </style:style>
    <style:style style:name="T3" style:family="text">
      <style:text-properties fo:font-weight="normal" officeooo:rsid="0008dbd3" style:font-weight-asian="normal" style:font-weight-complex="normal"/>
    </style:style>
    <style:style style:name="T4" style:family="text">
      <style:text-properties fo:font-weight="normal" officeooo:rsid="000adab6" style:font-weight-asian="normal" style:font-weight-complex="normal"/>
    </style:style>
    <style:style style:name="T5" style:family="text">
      <style:text-properties fo:font-weight="normal" officeooo:rsid="000872b8" style:font-weight-asian="normal" style:font-weight-complex="normal"/>
    </style:style>
    <style:style style:name="T6" style:family="text">
      <style:text-properties fo:font-weight="normal" officeooo:rsid="000bd9cb" style:font-weight-asian="normal" style:font-weight-complex="normal"/>
    </style:style>
    <style:style style:name="T7" style:family="text">
      <style:text-properties fo:font-weight="normal" officeooo:rsid="000df2a2" style:font-weight-asian="normal" style:font-weight-complex="normal"/>
    </style:style>
    <style:style style:name="T8" style:family="text">
      <style:text-properties fo:font-weight="normal" officeooo:rsid="000f8094" style:font-weight-asian="normal" style:font-weight-complex="normal"/>
    </style:style>
    <style:style style:name="T9" style:family="text">
      <style:text-properties fo:font-weight="normal" officeooo:rsid="001121f3" style:font-weight-asian="normal" style:font-weight-complex="normal"/>
    </style:style>
    <style:style style:name="T10" style:family="text">
      <style:text-properties fo:font-weight="normal" officeooo:rsid="000adab6" fo:background-color="#ffff00" loext:char-shading-value="0" style:font-weight-asian="normal" style:font-weight-complex="normal"/>
    </style:style>
    <style:style style:name="T11" style:family="text">
      <style:text-properties fo:font-weight="normal" officeooo:rsid="000bd9cb" fo:background-color="#ffff00" loext:char-shading-value="0" style:font-weight-asian="normal" style:font-weight-complex="normal"/>
    </style:style>
    <style:style style:name="T12" style:family="text">
      <style:text-properties fo:font-weight="normal" officeooo:rsid="000adab6" fo:background-color="transparent" loext:char-shading-value="0" style:font-weight-asian="normal" style:font-weight-complex="normal"/>
    </style:style>
    <style:style style:name="T13" style:family="text">
      <style:text-properties fo:font-weight="normal" officeooo:rsid="000cfc72" fo:background-color="transparent" loext:char-shading-value="0" style:font-weight-asian="normal" style:font-weight-complex="normal"/>
    </style:style>
    <style:style style:name="T14" style:family="text">
      <style:text-properties fo:font-weight="normal" officeooo:rsid="000df2a2" fo:background-color="transparent" loext:char-shading-value="0" style:font-weight-asian="normal" style:font-weight-complex="normal"/>
    </style:style>
    <style:style style:name="T15" style:family="text">
      <style:text-properties fo:font-weight="normal" officeooo:rsid="001121f3" fo:background-color="transparent" loext:char-shading-value="0" style:font-weight-asian="normal" style:font-weight-complex="normal"/>
    </style:style>
    <style:style style:name="T16" style:family="text">
      <style:text-properties fo:background-color="#ffff00" loext:char-shading-value="0"/>
    </style:style>
    <style:style style:name="T17" style:family="text">
      <style:text-properties fo:color="#c9211e" fo:font-weight="normal" officeooo:rsid="000df2a2" style:font-weight-asian="normal" style:font-weight-complex="normal"/>
    </style:style>
    <style:style style:name="T18" style:family="text">
      <style:text-properties officeooo:rsid="000f8094"/>
    </style:style>
    <style:style style:name="T19" style:family="text">
      <style:text-properties fo:color="#2a6099" fo:font-weight="normal" officeooo:rsid="000f8094" style:font-weight-asian="normal" style:font-weight-complex="normal"/>
    </style:style>
    <style:style style:name="T20" style:family="text">
      <style:text-properties fo:color="#ff0000" fo:font-weight="normal" officeooo:rsid="000df2a2"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ppunfold processing and layerification of subregions</text:p>
      <text:p text:style-name="P2"/>
      <text:p text:style-name="P3">Hippunfold can be used either with UNI MPRAGEized.nii.gz file or the short inversion T1 image (INV1). <text:span text:style-name="T18">We recommend the latter.</text:span> <text:span text:style-name="T18">If you decide for the first option, y</text:span>ou can simply feed the UNI MPRAGEized.nii.gz (output of the preprocessing pipeline) to hippunfold using this command</text:p>
      <text:list xml:id="list304042021" text:style-name="L1">
        <text:list-item>
          <text:p text:style-name="P9">s<text:span text:style-name="T16">ingularity run -e khanlab_hippunfold_latest.sif Documents/HUinput/ Documents/HUoutput_T1based participant -p --cores all --modality T1w</text:span></text:p>
        </text:list-item>
      </text:list>
      <text:p text:style-name="P4">Note that hippunfolde is called <text:span text:style-name="T18">from</text:span> a container, <text:span text:style-name="T18">in this case</text:span> singularity.</text:p>
      <text:p text:style-name="P4">To use the INV1 image as hippunfold input, you need to first do bias-field correction and then remove thermal noise from it. To do so, open MATLAB, cd to your anat folder and run this command:</text:p>
      <text:list xml:id="list186970110" text:style-name="L2">
        <text:list-item>
          <text:p text:style-name="P10">presurf_INV2('MP2RAGE-INV1.nii.gz')</text:p>
        </text:list-item>
      </text:list>
      <text:p text:style-name="P5"><text:span text:style-name="T2">i</text:span><text:span text:style-name="T1">t’s OK to pretend that the input to the above command is INV1 and not INV2 image. Note that Presurfer package </text:span><text:span text:style-name="T8">(</text:span><text:span text:style-name="T19">https://github.com/srikash/presurfer</text:span><text:span text:style-name="T8">)</text:span><text:span text:style-name="T1"> needs to be added to your MATLAB path. </text:span><text:span text:style-name="T3">This will generate a folder called ‘presurf_inv2’ with multiple outputs of which we will need *_INV1_biascorrected.nii. For your reference, you can later rename the folder to ‘presurf_inv1’ to avoid future confusion. To do the denoising load the attached ‘BM4D_setting.mat’ structure in MATLAB. It contains several parameters for running the BM4D denoising script e.g. if the data should have Gaussian or Rice distribution, </text:span><text:span text:style-name="T4">noise standard deviation, etc. You also need to have ‘bm4d’ script added to your MATLAB path </text:span><text:span text:style-name="T7">that is located in </text:span><text:span text:style-name="T20">reconstructionPipeline/externalTools/denoise/BM4D/bm4d.m</text:span><text:span text:style-name="T4">. Then load the recently generated bias-corrected image with and without volume information. </text:span><text:span text:style-name="T3"><text:s/></text:span><text:span text:style-name="T4">Having 1 in ‘load_nifti’ function will skip the volume info. This function is from Fresurfer and should be in your path already if not add it to path. It is located in ‘/usr/local/freesurfer/matlab/load_nifti.m’. Then we run the denoising command using ‘</text:span><text:span text:style-name="T1">[y_est, sigma_est] = bm4d(z.vol, settings)’ </text:span><text:span text:style-name="T4">where y_est will be the new nifti volume and <text:s/></text:span><text:span text:style-name="T1">sigma_est </text:span><text:span text:style-name="T4">is the standerd deviation values. At the end, save <text:s/>‘</text:span><text:span text:style-name="T1">y_est’ </text:span><text:span text:style-name="T4">as volume of your z1 and save it as a new bias corrected and denoised image. <text:s/></text:span></text:p>
      <text:list xml:id="list1169936268" text:style-name="L3">
        <text:list-item>
          <text:p text:style-name="P11">load('BM4D_settings.mat')</text:p>
        </text:list-item>
        <text:list-item>
          <text:p text:style-name="P11">z = load_nifti('MP2RAGE-INV1_biascorrected.nii')</text:p>
        </text:list-item>
        <text:list-item>
          <text:p text:style-name="P11">z1 = load_nifti('MP2RAGE-INV1_biascorrected.nii',1)</text:p>
        </text:list-item>
        <text:list-item>
          <text:p text:style-name="P11">[y_est, sigma_est] = bm4d(z.vol, settings)</text:p>
        </text:list-item>
        <text:list-item>
          <text:p text:style-name="P11">z1.vol = y_est;</text:p>
        </text:list-item>
        <text:list-item>
          <text:p text:style-name="P11">save_nifti(z1,'MP2RAGE-INV1_biascorrected_BM4D.nii')</text:p>
        </text:list-item>
      </text:list>
      <text:p text:style-name="P6"><text:span text:style-name="T5">A</text:span><text:span text:style-name="T1">t this stage, you are ready to run hippunfold using this command </text:span></text:p>
      <text:list xml:id="list3358144651" text:style-name="L4">
        <text:list-item>
          <text:p text:style-name="P12"><text:soft-page-break/>singularity run -e khanlab_hippunfold_latest.sif Documents/HUinput/ Documents/HUoutput_T1based participant -p --cores all --modality T2w</text:p>
        </text:list-item>
      </text:list>
      <text:p text:style-name="P7"><text:span text:style-name="T1">Where we fool hippunfold by telling it that the input is T2-weighted but that is not the case. Hippunfold generates multiple folders of which ‘anat’ and ‘surf’ are the most important ones. You will then use Viktor’s layering code to generate bins aka layers in each subregion. The code is called <text:s/>‘VPF_create_hippocampus_layers’ </text:span><text:span text:style-name="T6">and requires the following arguments. N_layers is number of bins, I provide </text:span><text:span text:style-name="T8">3</text:span><text:span text:style-name="T6">0, </text:span><text:span text:style-name="T8">20 bins in the subregions and 10 bis extended into the SRLM </text:span><text:span text:style-name="T9">i.e. [20, 10]</text:span><text:span text:style-name="T6">. T1_path is the path to your processed T1 image in the ‘anat’ folder of hippunfold, </text:span><text:span text:style-name="T7">i.e. <text:s/></text:span><text:span text:style-name="T17">sub-00*_desc-preproc_T2w.nii'.</text:span><text:span text:style-name="T6"> Surf_path is the path for Hippunfold ‘surf’ subfiolder </text:span><text:span text:style-name="T7">where the code will call inner, outer and midthickness surfaces.</text:span><text:span text:style-name="T6"> Rule is the label of segmented subregions by hippunfold. I use 2 and 4 </text:span><text:span text:style-name="T7">(in string format) </text:span><text:span text:style-name="T6">represnting CA1 and CA3. Sampled_image is your 4D nii EPI file that has been aligned to anatomy and is also upsampled to anatomy space (* _anatomyAligned.nii.gz from the preprocessing pipeline). Since the script calls SPM, I split the 4D image into multiple 3D volumes. <text:s/></text:span></text:p>
      <text:list xml:id="list381647245" text:style-name="L5">
        <text:list-item>
          <text:p text:style-name="P13"><text:span text:style-name="T12">l</text:span><text:span text:style-name="T10">ayers</text:span><text:span text:style-name="T11">=</text:span><text:span text:style-name="T10">VPF_create_hippocampus_layers(sampled_img,subject_id,surf_path,T1_path,N_layers,rule)</text:span></text:p>
        </text:list-item>
      </text:list>
      <text:p text:style-name="P8"><text:span text:style-name="T12">T</text:span><text:span text:style-name="T13">his will genrate layer profiles in a </text:span><text:span text:style-name="T15">2x2</text:span><text:span text:style-name="T13"> cell. </text:span><text:span text:style-name="T15">The first column has</text:span><text:span text:style-name="T13"> </text:span><text:span text:style-name="T15">3</text:span><text:span text:style-name="T13">0x Y x 2 size. Where each of those 2 cells are the binning outputs per hemisphere and then </text:span><text:span text:style-name="T15">3</text:span><text:span text:style-name="T13">0 would be the number of bins, Y is the number of your volumes and the third dimension here shown as 2 represents </text:span><text:span text:style-name="T14">each of </text:span><text:span text:style-name="T13">CA1 and CA3. </text:span><text:span text:style-name="T15">The second column is empty unless you enter the labeling value of DG. Note that DG is not binned because anatomically it does not consist of the layer.</text:span><text:span text:style-name="T13"> </text:span><text:span text:style-name="T15">You can then <text:s/>use plot_layers_new.m to visualize layer profiles. Note this script needs to be cleaned up.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4T17:07:23.414807688</meta:creation-date>
    <dc:date>2023-12-07T17:42:12.760989541</dc:date>
    <meta:editing-duration>PT18M7S</meta:editing-duration>
    <meta:editing-cycles>2</meta:editing-cycles>
    <meta:generator>LibreOffice/6.4.7.2$Linux_X86_64 LibreOffice_project/40$Build-2</meta:generator>
    <meta:document-statistic meta:table-count="0" meta:image-count="0" meta:object-count="0" meta:page-count="2" meta:paragraph-count="18" meta:word-count="653" meta:character-count="4317" meta:non-whitespace-character-count="3683"/>
  </office:meta>
</office:document-meta>
</file>